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6: Тестирование и развертывание</text:h>
      <text:h text:style-name="P14" text:outline-level="4">6.1 Тестирование и отладка</text:h>
      <text:p text:style-name="P1"><text:span text:style-name="Strong_20_Emphasis">Использование отладочных инструментов:</text:span></text:p>
      <text:list xml:id="list8977621027857704746" text:style-name="L1">
        <text:list-item>
          <text:p text:style-name="P8">Инструменты для отладки кода (например, Xdebug, PHP Debug Bar)</text:p>
        </text:list-item>
        <text:list-item>
          <text:p text:style-name="P2">Отслеживание ошибок и их исправление</text:p>
        </text:list-item>
      </text:list>
      <text:p text:style-name="P1"><text:span text:style-name="Strong_20_Emphasis">Тестирование производительности и безопасности:</text:span></text:p>
      <text:list xml:id="list1322000250492795848" text:style-name="L2">
        <text:list-item>
          <text:p text:style-name="P9">Тестирование скорости загрузки страниц и оптимизации на производительность</text:p>
        </text:list-item>
        <text:list-item>
          <text:p text:style-name="P3">Проведение тестов на безопасность: сканирование на уязвимости, тестирование на проникновение</text:p>
        </text:list-item>
      </text:list>
      <text:h text:style-name="P14" text:outline-level="4">6.2 Развертывание и управление проектом</text:h>
      <text:p text:style-name="P1"><text:span text:style-name="Strong_20_Emphasis">Процессы развертывания и обновления:</text:span></text:p>
      <text:list xml:id="list8450048612510045977" text:style-name="L3">
        <text:list-item>
          <text:p text:style-name="P10">Стратегии развертывания изменений на продакшн-сервер: CI/CD, ручное развертывание</text:p>
        </text:list-item>
        <text:list-item>
          <text:p text:style-name="P4">Управление версиями и контроль изменений с использованием систем контроля версий (например, Git)</text:p>
        </text:list-item>
      </text:list>
      <text:p text:style-name="P1"><text:span text:style-name="Strong_20_Emphasis">Управление проектом и командной работой:</text:span></text:p>
      <text:list xml:id="list7923833668433987980" text:style-name="L4">
        <text:list-item>
          <text:p text:style-name="P11">Использование методологий разработки (Scrum, Agile) для управления проектом</text:p>
        </text:list-item>
        <text:list-item>
          <text:p text:style-name="P5">Коммуникация в команде: использование инструментов для обмена информацией и задачами (например, Jira, Trello)</text:p>
        </text:list-item>
      </text:list>
      <text:h text:style-name="P14" text:outline-level="4">6.3 Поддержка и мониторинг</text:h>
      <text:p text:style-name="P1"><text:span text:style-name="Strong_20_Emphasis">Техническая поддержка и обслуживание:</text:span></text:p>
      <text:list xml:id="list3554785020132632837" text:style-name="L5">
        <text:list-item>
          <text:p text:style-name="P12">Организация процессов технической поддержки пользователей</text:p>
        </text:list-item>
        <text:list-item>
          <text:p text:style-name="P6">Регулярное обслуживание и обновление системы для поддержания безопасности и производительности</text:p>
        </text:list-item>
      </text:list>
      <text:p text:style-name="P1"><text:span text:style-name="Strong_20_Emphasis">Мониторинг и анализ:</text:span></text:p>
      <text:list xml:id="list5445420365784501665" text:style-name="L6">
        <text:list-item>
          <text:p text:style-name="P13">Установка систем мониторинга для отслеживания работы сайта и сервисов (например, Google Analytics, New Relic)</text:p>
        </text:list-item>
        <text:list-item>
          <text:p text:style-name="P7">Анализ данных для принятия решений по улучшению работы магазина и удовлетворения потребностей пользователей</text:p>
        </text:list-item>
      </text:list>
      <text:p text:style-name="P1">Эти практики помогут разработчику не только успешно завершить проект, но и обеспечить его эффективную работу в долгосрочной перспективе. Понимание процессов тестирования, развертывания, управления проектом и поддержки поможет поддерживать сайт в актуальном состоянии и развивать его в соответствии с требованиями рынка и пользовател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30:02.48</dc:date>
    <meta:document-statistic meta:table-count="0" meta:image-count="0" meta:object-count="0" meta:page-count="1" meta:paragraph-count="23" meta:word-count="210" meta:character-count="1685"/>
    <dc:creator>Dima Wide</dc:creator>
    <meta:user-defined meta:name="Info 1"/>
    <meta:user-defined meta:name="Info 2"/>
    <meta:user-defined meta:name="Info 3"/>
    <meta:user-defined meta:name="Info 4"/>
  </office:meta>
</office:document-meta>
</file>